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bold" officeooo:rsid="0059a260" officeooo:paragraph-rsid="0082501d" style:font-name-asian="Arial2" style:font-size-asian="6pt" style:font-weight-asian="bold" style:font-name-complex="Arial2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6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82501d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Preformatted_20_Text">
      <style:text-properties style:font-name="Arial1" officeooo:paragraph-rsid="0020f236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1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0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3" style:family="paragraph" style:parent-style-name="Standard">
      <style:text-properties style:font-name="Arial1" fo:font-size="6pt" style:font-size-asian="6pt" style:font-size-complex="6pt"/>
    </style:style>
    <style:style style:name="P114" style:family="paragraph" style:parent-style-name="Standard">
      <style:text-properties officeooo:paragraph-rsid="014eaa50"/>
    </style:style>
    <style:style style:name="P115" style:family="paragraph" style:parent-style-name="Standard">
      <style:text-properties officeooo:paragraph-rsid="01619eec"/>
    </style:style>
    <style:style style:name="P116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1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18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9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2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3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4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5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2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12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28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1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13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32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33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059a260" style:font-weight-asian="normal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officeooo:rsid="0026115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5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2" style:text-underline-style="none"/>
    </style:style>
    <style:style style:name="T18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9" style:family="text">
      <style:text-properties style:font-name="Arial2" style:text-underline-style="none" officeooo:rsid="003bba78"/>
    </style:style>
    <style:style style:name="T20" style:family="text">
      <style:text-properties style:font-name="Arial2" officeooo:rsid="00fd8749"/>
    </style:style>
    <style:style style:name="T21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2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3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4" style:family="text">
      <style:text-properties style:font-name="Arial2" officeooo:rsid="015f7927"/>
    </style:style>
    <style:style style:name="T25" style:family="text">
      <style:text-properties style:font-name="Arial2" officeooo:rsid="012f9236"/>
    </style:style>
    <style:style style:name="T26" style:family="text">
      <style:text-properties officeooo:rsid="004520e6" style:font-name-asian="Microsoft YaHei" style:font-name-complex="Mangal"/>
    </style:style>
    <style:style style:name="T27" style:family="text">
      <style:text-properties officeooo:rsid="00587dcc" style:font-name-asian="Microsoft YaHei" style:font-name-complex="Mangal"/>
    </style:style>
    <style:style style:name="T28" style:family="text">
      <style:text-properties officeooo:rsid="007255bf"/>
    </style:style>
    <style:style style:name="T29" style:family="text">
      <style:text-properties officeooo:rsid="0074a48f"/>
    </style:style>
    <style:style style:name="T30" style:family="text">
      <style:text-properties officeooo:rsid="007521b0"/>
    </style:style>
    <style:style style:name="T31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3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3" style:family="text">
      <style:text-properties fo:color="#000000" fo:font-size="6pt" style:text-underline-style="none" officeooo:rsid="007cdda9" style:font-size-asian="6pt" style:font-size-complex="6pt"/>
    </style:style>
    <style:style style:name="T34" style:family="text">
      <style:text-properties fo:color="#000000" fo:font-style="normal" style:text-underline-style="none" officeooo:rsid="0046a399" style:font-style-asian="normal" style:font-style-complex="normal"/>
    </style:style>
    <style:style style:name="T35" style:family="text">
      <style:text-properties fo:font-size="6pt" fo:font-weight="normal" style:font-size-asian="6pt" style:font-weight-asian="normal" style:font-size-complex="6pt" style:font-weight-complex="normal"/>
    </style:style>
    <style:style style:name="T3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7" style:family="text">
      <style:text-properties officeooo:rsid="0086630b"/>
    </style:style>
    <style:style style:name="T38" style:family="text">
      <style:text-properties officeooo:rsid="01122dc7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officeooo:rsid="01558646"/>
    </style:style>
    <style:style style:name="T41" style:family="text">
      <style:text-properties officeooo:rsid="00fd8749"/>
    </style:style>
    <style:style style:name="T42" style:family="text">
      <style:text-properties officeooo:rsid="00245a79"/>
    </style:style>
    <style:style style:name="T43" style:family="text">
      <style:text-properties officeooo:rsid="0161430f"/>
    </style:style>
    <style:style style:name="T44" style:family="text">
      <style:text-properties officeooo:rsid="0185b343"/>
    </style:style>
    <style:style style:name="T45" style:family="text">
      <style:text-properties officeooo:rsid="004b90b4"/>
    </style:style>
    <style:style style:name="T46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7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8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6"><text:text-input text:description="&lt;setLang(o.partner_id.lang or 'en_US')&gt;">set locale</text:text-input><text:span text:style-name="T39"><text:text-input text:description="&lt;o.partner_id.name or ''&gt;">Partner Name</text:text-input></text:span></text:p>
              <text:p text:style-name="P45"><text:text-input text:description="&lt;o.partner_id.street or ''&gt;">Partner street</text:text-input></text:p>
              <text:p text:style-name="P55"><text:text-input text:description="&lt;if test=&quot;o.partner_id.street2&quot;&gt;">if street2</text:text-input></text:p>
              <text:p text:style-name="P48"><text:text-input text:description="&lt;o.partner_id.street2 or ''&gt;">Partner street 2</text:text-input></text:p>
              <text:p text:style-name="P55"><text:text-input text:description="&lt;/if&gt;">end if</text:text-input></text:p>
              <text:p text:style-name="P46"><text:text-input text:description="&lt;o.partner_id.zip or ''&gt;">ZipCode</text:text-input><text:s/><text:text-input text:description="&lt;o.partner_id.city or ''&gt;">City</text:text-input></text:p>
              <text:p text:style-name="P65"><text:text-input text:description="&lt;o.partner_id.country_id.name or ''&gt;">Country</text:text-input></text:p>
              <text:p text:style-name="P47"/>
            </table:table-cell>
            <table:table-cell table:style-name="Table1.C1" office:value-type="string">
              <text:p text:style-name="P49"><text:span text:style-name="T36"><text:text-input text:description="&lt;if test=&quot;o.partner_id.is_company and o.partner_id.vat&quot;&gt;">if company and vat</text:text-input></text:span><text:span text:style-name="T41"><text:text-input text:description="&lt;_(&quot;VAT no.&quot;)&gt;">VAT no.</text:text-input></text:span><text:span text:style-name="T11">:</text:span><text:span text:style-name="T42"> </text:span><text:span text:style-name="T20"><text:text-input text:description="&lt;(o.partner_id.vat.replace('HR','') or '')&gt;">VAT</text:text-input></text:span><text:span text:style-name="T21"><text:text-input text:description="&lt;/if&gt;">end if</text:text-input></text:span></text:p>
              <text:p text:style-name="P50"><text:span text:style-name="T22"><text:text-input text:description="&lt;if test=&quot;not o.partner_id.is_company and o.partner_id.vat&quot;&gt;">if company and vat</text:text-input></text:span><text:span text:style-name="T24"><text:text-input text:description="&lt;_(&quot;PID&quot;)&gt;">PID</text:text-input></text:span><text:span text:style-name="T21">:</text:span><text:span text:style-name="T23"> </text:span><text:span text:style-name="T20"><text:text-input text:description="&lt;(o.partner_id.vat.replace('HR','') or '')&gt;">VAT</text:text-input></text:span><text:span text:style-name="T21"><text:text-input text:description="&lt;/if&gt;">end if</text:text-input></text:span></text:p>
              <text:p text:style-name="P51"><text:span text:style-name="T22"><text:text-input text:description="&lt;if test=&quot;o.company_id and o.company_id.country_id and o.company_id.country_id.code == 'BA'&quot;&gt;">if company == BA</text:text-input></text:span><text:span text:style-name="T25"><text:text-input text:description="&lt;_(&quot;PDV br.:&quot;)&gt;">PDV br.:</text:text-input></text:span><text:span text:style-name="T21">:</text:span><text:span text:style-name="T23"> </text:span><text:span text:style-name="T20"><text:text-input text:description="&lt;(o.partner_id.tax or '')&gt;">TAX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31"><text:span text:style-name="T45"><text:text-input text:description="&lt;_(&quot;Issue date, time and place&quot;)&gt;">Issue date, time and place</text:text-input></text:span><text:span text:style-name="T45">:</text:span></text:p>
            <text:p text:style-name="P131"><text:span text:style-name="T46"><text:text-input text:description="&lt;formatLang(o.invoicing_datetime or '',date_time=True)&gt;">invoicing_datetime</text:text-input></text:span><text:span text:style-name="T14">, </text:span><text:span text:style-name="T47"><text:text-input text:description="&lt;company.partner_id.city&gt;">City</text:text-input></text:span></text:p>
            <text:p text:style-name="P132"><text:span text:style-name="T27"><text:text-input text:description="&lt;_(&quot;Invoice date&quot;)&gt;">Invoice date</text:text-input></text:span><text:span text:style-name="T27">:</text:span><text:span text:style-name="T15"> </text:span><text:span text:style-name="T15"><text:text-input text:description="&lt;formatLang(o.date_invoice or '',date=True)&gt;">date_invoice</text:text-input></text:span></text:p>
            <text:p text:style-name="P133"><text:span text:style-name="T48"><text:text-input text:description="&lt;_(&quot;Delivery date&quot;)&gt;">Delivery date</text:text-input></text:span><text:span text:style-name="T48">: </text:span><text:span text:style-name="T12"><text:text-input text:description="&lt;formatLang(o.date_delivery or '',date=True)&gt;">Date Delivery</text:text-input></text:span></text:p>
            <text:p text:style-name="P128"><text:span text:style-name="T18"><text:text-input text:description="&lt;_(&quot;Due date&quot;)&gt;">Due date</text:text-input></text:span><text:span text:style-name="T18">: </text:span><text:span text:style-name="T19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6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22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4"><text:span text:style-name="T34"><text:text-input text:description="&lt;/if&gt;">endtest</text:text-input></text:span><text:span text:style-name="T31"><text:s/></text:span></text:p>
          </table:table-cell>
        </table:table-row>
        <table:table-row>
          <table:table-cell table:style-name="Table5.A1" office:value-type="string">
            <text:p text:style-name="P52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53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129"><text:span text:style-name="T28"><text:text-input text:description="&lt; o.state in ['proforma', 'proforma2'] and _(&quot;Proforma invoice number&quot;) or _(&quot;Invoice number&quot;) &gt;">Invoice number</text:text-input></text:span><text:span text:style-name="T28">:</text:span> <text:span text:style-name="T5"><text:text-input text:description="&lt;(o.number or '')&gt;">number</text:text-input></text:span></text:p>
          </table:table-cell>
        </table:table-row>
      </table:table>
      <text:p text:style-name="P67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6"><text:text-input text:description="&lt;_(&quot;Item&quot;)&gt;">Item</text:text-input></text:p>
          </table:table-cell>
          <table:table-cell table:style-name="Table3.B1" office:value-type="string">
            <text:p text:style-name="P17"><text:text-input text:description="&lt;_(&quot;Product&quot;)&gt;">Product</text:text-input></text:p>
          </table:table-cell>
          <table:table-cell table:style-name="Table3.B1" office:value-type="string">
            <text:p text:style-name="P16"><text:text-input text:description="&lt;_(&quot;Qty&quot;)&gt;">Qty</text:text-input></text:p>
          </table:table-cell>
          <table:table-cell table:style-name="Table3.B1" office:value-type="string">
            <text:p text:style-name="P18"><text:text-input text:description="&lt;_(&quot;Unit price&quot;)&gt;">Unit price</text:text-input></text:p>
          </table:table-cell>
          <table:table-cell table:style-name="Table3.E1" office:value-type="string">
            <text:p text:style-name="P1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7"><text:text-input text:description="&lt;str(o.invoice_line._ids.index(line.id)+1)&gt;">rbr</text:text-input>.</text:p>
          </table:table-cell>
          <table:table-cell table:style-name="Table3.A7" office:value-type="string">
            <text:p text:style-name="P103"><text:text-input text:description="&lt;if test=&quot;line.product_id.description&quot;&gt;">test_description</text:text-input></text:p>
            <text:p text:style-name="P99"><text:text-input text:description="&lt;line.product_id.description or ''&gt;">Product Name</text:text-input><text:span text:style-name="T37"><text:text-input text:description=""/></text:span></text:p>
            <text:p text:style-name="P105"><text:text-input text:description="&lt;/if&gt;">end_test</text:text-input></text:p>
            <text:p text:style-name="P106"><text:text-input text:description="&lt;if test=&quot;line.name&quot;&gt;">test_name</text:text-input></text:p>
            <text:p text:style-name="P101"><text:text-input text:description="&lt;line.name or ''&gt;">line_description</text:text-input></text:p>
            <text:p text:style-name="P105"><text:text-input text:description="&lt;/if&gt;">end_test</text:text-input></text:p>
          </table:table-cell>
          <table:table-cell table:style-name="Table3.A7" office:value-type="string">
            <text:p text:style-name="P10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5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5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5"><text:span text:style-name="T1"><text:text-input text:description="&lt;_(&quot;VAT&quot;)&gt;">VAT</text:text-input></text:span>:</text:p>
            <text:p text:style-name="P78"><text:span text:style-name="T26"><text:text-input text:description="&lt;_(&quot;TOTAL&quot;)&gt;">TOTAL</text:text-input></text:span><text:span text:style-name="T26">:</text:span></text:p>
          </table:table-cell>
          <table:table-cell table:style-name="Table6.A1" office:value-type="string">
            <text:p text:style-name="P75"><text:text-input text:description="&lt;formatLang(o.amount_untaxed, digits=2) or ''&gt;">untaxed</text:text-input><text:s/><text:span text:style-name="T17"><text:text-input text:description="&lt;objects.currency_id.name or ''&gt;">curr</text:text-input></text:span></text:p>
            <text:p text:style-name="P75"><text:text-input text:description="&lt;formatLang(o.amount_tax, digits=2) or ''&gt;">tax</text:text-input><text:s/><text:span text:style-name="T17"><text:text-input text:description="&lt;objects.currency_id.name or ''&gt;">curr</text:text-input></text:span></text:p>
            <text:p text:style-name="P75"><text:text-input text:description="&lt;formatLang(o.amount_total, digits=2) or ''&gt;">Total</text:text-input><text:s/><text:span text:style-name="T17"><text:text-input text:description="&lt;objects.currency_id.name or ''&gt;">curr</text:text-input></text:span></text:p>
          </table:table-cell>
        </table:table-row>
      </table:table>
      <text:p text:style-name="P123"><text:text-input text:description="&lt;/if&gt;">end if</text:text-input></text:p>
      <text:p text:style-name="P123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17"><text:text-input text:description="&lt;_(&quot;Item&quot;)&gt;">Item</text:text-input></text:p>
          </table:table-cell>
          <table:table-cell table:style-name="Table12.B1" office:value-type="string">
            <text:p text:style-name="P117"><text:text-input text:description="&lt;_(&quot;Product&quot;)&gt;">Product</text:text-input></text:p>
          </table:table-cell>
          <table:table-cell table:style-name="Table12.B1" office:value-type="string">
            <text:p text:style-name="P117"><text:text-input text:description="&lt;_(&quot;Qty&quot;)&gt;">Qty</text:text-input></text:p>
          </table:table-cell>
          <table:table-cell table:style-name="Table12.B1" office:value-type="string">
            <text:p text:style-name="P118"><text:text-input text:description="&lt;_(&quot;Unit price&quot;)&gt;">Unit price</text:text-input></text:p>
          </table:table-cell>
          <table:table-cell table:style-name="Table12.B1" office:value-type="string">
            <text:p text:style-name="P118"><text:text-input text:description="&lt;_(&quot;Total&quot;)&gt;">Total</text:text-input></text:p>
          </table:table-cell>
          <table:table-cell table:style-name="Table12.B1" office:value-type="string">
            <text:p text:style-name="P119"><text:span text:style-name="T4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19"><text:span text:style-name="T44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1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1"/>
          </table:table-cell>
          <table:table-cell table:style-name="Table12.B2" office:value-type="string">
            <text:p text:style-name="P14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98"><text:text-input text:description="&lt;str(o.invoice_line._ids.index(line.id)+1)&gt;">rbr</text:text-input>.</text:p>
          </table:table-cell>
          <table:table-cell table:style-name="Table12.A7" office:value-type="string">
            <text:p text:style-name="P104"><text:text-input text:description="&lt;if test=&quot;line.product_id.description&quot;&gt;">test_description</text:text-input></text:p>
            <text:p text:style-name="P100"><text:text-input text:description="&lt;line.product_id.description or ''&gt;">Product Name</text:text-input><text:span text:style-name="T37"><text:text-input text:description=""/></text:span></text:p>
            <text:p text:style-name="P108"><text:text-input text:description="&lt;/if&gt;">end_test</text:text-input></text:p>
            <text:p text:style-name="P107"><text:text-input text:description="&lt;if test=&quot;line.name&quot;&gt;">test_name</text:text-input></text:p>
            <text:p text:style-name="P102"><text:text-input text:description="&lt;line.name or ''&gt;">line_description</text:text-input></text:p>
            <text:p text:style-name="P108"><text:text-input text:description="&lt;/if&gt;">end_test</text:text-input></text:p>
          </table:table-cell>
          <table:table-cell table:style-name="Table12.A7" office:value-type="string">
            <text:p text:style-name="P110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6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6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6"><text:text-input text:description="&lt;formatLang(line.amount_tax,digits=2) or ''&gt;">tax</text:text-input></text:p>
          </table:table-cell>
          <table:table-cell table:style-name="Table12.A7" office:value-type="string">
            <text:p text:style-name="P96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9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9"><text:span text:style-name="T26"><text:text-input text:description="&lt;_(&quot;TOTAL&quot;)&gt;">TOTAL</text:text-input></text:span><text:span text:style-name="T26">:</text:span></text:p>
          </table:table-cell>
          <table:table-cell table:style-name="Table13.A1" office:value-type="string">
            <text:p text:style-name="P76"><text:text-input text:description="&lt;formatLang(o.amount_untaxed, digits=2) or ''&gt;">untaxed</text:text-input><text:s/><text:span text:style-name="T17"><text:text-input text:description="&lt;objects.currency_id.name or ''&gt;">curr</text:text-input></text:span></text:p>
            <text:p text:style-name="P76"><text:text-input text:description="&lt;formatLang(o.amount_tax, digits=2) or ''&gt;">tax</text:text-input><text:s/><text:span text:style-name="T17"><text:text-input text:description="&lt;objects.currency_id.name or ''&gt;">curr</text:text-input></text:span></text:p>
            <text:p text:style-name="P76"><text:text-input text:description="&lt;formatLang(o.amount_total, digits=2) or ''&gt;">Total</text:text-input><text:s/><text:span text:style-name="T17"><text:text-input text:description="&lt;objects.currency_id.name or ''&gt;">curr</text:text-input></text:span></text:p>
          </table:table-cell>
        </table:table-row>
      </table:table>
      <text:p text:style-name="P113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1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3"><text:span text:style-name="T40"><text:text-input text:description="&lt;_(&quot;Storno advance payment total&quot;)&gt;">Storno Advance Payment</text:text-input></text:span><text:s/><text:span text:style-name="T43"><text:text-input text:description="&lt;o.advance_invoices or ''&gt;">advance_invoices</text:text-input></text:span>:</text:p>
            <text:p text:style-name="P44"><text:text-input text:description="&lt;_(&quot;Storno advance payment untaxed&quot;)&gt;">Advance untax</text:text-input>:</text:p>
            <text:p text:style-name="P44"><text:text-input text:description="&lt;_(&quot;Advance Payment Tax&quot;)&gt;">Advance Tax</text:text-input>:</text:p>
            <text:p text:style-name="P44"><text:soft-page-break/><text:text-input text:description="&lt;_(&quot;Tax difference&quot;)&gt;">Tax difference</text:text-input>:</text:p>
            <text:p text:style-name="P44"><text:text-input text:description="&lt;_(&quot;Difference to pay&quot;)&gt;">Difference to pay</text:text-input>:</text:p>
          </table:table-cell>
          <table:table-cell table:style-name="Table9.A2" office:value-type="string">
            <text:p text:style-name="P42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2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2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2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2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2"/>
          </table:table-cell>
        </table:table-row>
        <table:table-row>
          <table:table-cell table:style-name="Table9.A1" table:number-columns-spanned="3" office:value-type="string">
            <text:p text:style-name="P121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86"><text:text-input text:description="&lt;line.name or ''&gt;">name</text:text-input></text:p>
          </table:table-cell>
          <table:table-cell table:style-name="Table7.A1" office:value-type="string">
            <text:p text:style-name="P87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7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0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86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5" office:value-type="string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0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0"><text:text-input text:description="&lt;/for&gt;">End For line</text:text-input></text:p>
          </table:table-cell>
        </table:table-row>
      </table:table>
      <text:p text:style-name="P11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/if&gt;">endtest</text:text-input></text:p>
          </table:table-cell>
        </table:table-row>
      </table:table>
      <text:p text:style-name="P68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26"><text:span text:style-name="T6"><text:text-input text:description="&lt;_(&quot;Internal document number&quot;)&gt;">Internal document number</text:text-input></text:span><text:span text:style-name="T3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127"/>
          </table:table-cell>
        </table:table-row>
        <table:table-row table:style-name="Table8.1">
          <table:table-cell table:style-name="Table8.A1" office:value-type="string">
            <text:p text:style-name="P25"><text:span text:style-name="T35"><text:text-input text:description="&lt;if test=&quot;len(o.payment_term.line_ids or '')&gt;1&quot; &gt;">test payment terms</text:text-input></text:span><text:span text:style-name="T9"><text:s/></text:span></text:p>
            <text:p text:style-name="P29"><text:text-input text:description="&lt;for each=&quot;payment_line in o.payment_term.line_ids&quot;&gt;">For Payment Term</text:text-input></text:p>
            <text:p text:style-name="P35"><text:text-input text:description="&lt;if test=&quot;payment_line.value in ['balance','procent']&quot; &gt;">if percent or balance</text:text-input></text:p>
            <text:p text:style-name="P26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40"><text:text-input text:description="&lt;/if&gt;">end if</text:text-input></text:p>
            <text:p text:style-name="P31"><text:text-input text:description="&lt;/for&gt;">end For Payment Term</text:text-input></text:p>
            <text:p text:style-name="P25"><text:span text:style-name="T32"><text:text-input text:description="&lt;/if&gt;">end test</text:text-input></text:span><text:span text:style-name="T33"><text:text-input text:description="&lt;setLang(o.company_id.partner_id.lang or 'en_US')&gt;">*EMPTY*</text:text-input></text:span><text:span text:style-name="T9"><text:text-input text:description="&lt;formatLang(o.date_due or '',date=True)&gt;">*EMPTY*</text:text-input></text:span><text:span text:style-name="T33"><text:text-input text:description="&lt;setLang(o.partner_id.lang or 'en_US')&gt;">*EMPTY*</text:text-input></text:span></text:p>
            <text:p text:style-name="P39"/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office:value-type="string">
            <text:p text:style-name="P80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 </text:p>
            <text:p text:style-name="P30">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4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74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81"><text:span text:style-name="T38"><text:text-input text:description="&lt;/if&gt;">end if</text:text-input></text:span><text:s/></text:p>
          </table:table-cell>
          <table:table-cell table:style-name="Table8.A1" office:value-type="string">
            <text:p text:style-name="P34"><text:text-input text:description="&lt;if test=&quot;o.end_user and (o.end_user!=o.partner_id)&quot;&gt;">if different end user</text:text-input></text:p>
            <text:p text:style-name="P28"><text:span text:style-name="T16"><text:text-input text:description="&lt; _('End user')&gt;">End user</text:text-input></text:span><text:span text:style-name="T16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6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4"><text:span text:style-name="T7"><text:text-input text:description="&lt;_(&quot;Responsible person&quot;)&gt;">Responsible person</text:text-input></text:span><text:span text:style-name="T7">:</text:span></text:p>
            <text:p text:style-name="P112"><text:span text:style-name="T9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0"><text:text-input text:description="&lt;company.partner_id.user_id.function or '' &gt;">function</text:text-input></text:p>
          </table:table-cell>
          <table:table-cell table:style-name="Table8.A5" office:value-type="string">
            <text:p text:style-name="P3"><text:text-input text:description="&lt;if test=&quot;company.partner_id.country_id.code in ['HR','RS', 'BA']&quot; &gt;">if show fiscal data</text:text-input></text:p>
            <text:p text:style-name="P11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company.invoice_issuer.name or ''&gt;">accountant</text:text-input></text:p>
            <text:p text:style-name="P20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12-19T15:31:33.741208858</dc:date>
    <meta:editing-duration>P1DT9H31M48S</meta:editing-duration>
    <meta:editing-cycles>378</meta:editing-cycles>
    <meta:generator>LibreOffice/6.1.4.2$Linux_X86_64 LibreOffice_project/10$Build-2</meta:generator>
    <meta:document-statistic meta:table-count="13" meta:image-count="0" meta:object-count="0" meta:page-count="2" meta:paragraph-count="150" meta:word-count="771" meta:character-count="2304" meta:non-whitespace-character-count="2127"/>
  </office:meta>
</office:document-meta>
</file>